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3c1bf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63356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bold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officeooo:rsid="0002e284" officeooo:paragraph-rsid="0002e284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officeooo:rsid="0003c1bf" officeooo:paragraph-rsid="0003c1bf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officeooo:rsid="00063356" officeooo:paragraph-rsid="00063356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officeooo:rsid="00063356" officeooo:paragraph-rsid="0009202a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Arial" fo:font-size="11pt" officeooo:paragraph-rsid="0009202a" style:font-size-asian="11pt" style:font-size-complex="11pt"/>
    </style:style>
    <style:style style:name="P14" style:family="paragraph" style:parent-style-name="Standard">
      <style:text-properties style:font-name="Arial" fo:font-size="11pt" officeooo:rsid="00082707" officeooo:paragraph-rsid="00082707" style:font-size-asian="11pt" style:font-size-complex="11pt"/>
    </style:style>
    <style:style style:name="P15" style:family="paragraph" style:parent-style-name="Text_20_body"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9202a"/>
    </style:style>
    <style:style style:name="T1" style:family="text">
      <style:text-properties fo:font-variant="normal" fo:text-transform="none" fo:color="#373a3c" fo:letter-spacing="normal" fo:font-style="normal" fo:font-weight="normal"/>
    </style:style>
    <style:style style:name="T2" style:family="text">
      <style:text-properties fo:font-variant="normal" fo:text-transform="none" fo:color="#373a3c" fo:letter-spacing="normal" fo:font-style="normal" fo:font-weight="normal" officeooo:rsid="0006ff45"/>
    </style:style>
    <style:style style:name="T3" style:family="text">
      <style:text-properties fo:font-variant="normal" fo:text-transform="none" fo:color="#373a3c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373a3c" fo:letter-spacing="normal" fo:font-style="normal" fo:font-weight="normal" officeooo:rsid="0006ff45" style:font-weight-asian="bold" style:font-weight-complex="bold"/>
    </style:style>
    <style:style style:name="T5" style:family="text">
      <style:text-properties fo:font-variant="normal" fo:text-transform="none" fo:color="#373a3c" fo:letter-spacing="normal" fo:font-style="normal" fo:font-weight="normal" officeooo:rsid="00082707" style:font-weight-asian="bold" style:font-weight-complex="bold"/>
    </style:style>
    <style:style style:name="T6" style:family="text">
      <style:text-properties fo:font-variant="normal" fo:text-transform="none" fo:color="#373a3c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73a3c" fo:letter-spacing="normal" fo:font-style="normal" fo:font-weight="normal" officeooo:rsid="00082707" style:font-weight-asian="normal" style:font-weight-complex="normal"/>
    </style:style>
    <style:style style:name="T8" style:family="text">
      <style:text-properties fo:font-variant="normal" fo:text-transform="none" fo:color="#373a3c" fo:letter-spacing="normal" fo:font-style="normal" fo:font-weight="normal" officeooo:rsid="0009202a" style:font-weight-asian="normal" style:font-weight-complex="normal"/>
    </style:style>
    <style:style style:name="T9" style:family="text">
      <style:text-properties fo:font-variant="normal" fo:text-transform="none" fo:color="#373a3c" fo:letter-spacing="normal" fo:font-style="normal" fo:font-weight="normal" officeooo:rsid="00099331" style:font-weight-asian="normal" style:font-weight-complex="normal"/>
    </style:style>
    <style:style style:name="T10" style:family="text">
      <style:text-properties fo:font-variant="normal" fo:text-transform="none" fo:color="#373a3c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373a3c" style:font-name="Arial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373a3c" style:font-name="Arial" fo:font-size="11pt" fo:letter-spacing="normal" fo:font-style="normal" fo:font-weight="normal" officeooo:rsid="00063356" style:font-size-asian="11pt" style:font-size-complex="11pt"/>
    </style:style>
    <style:style style:name="T13" style:family="text">
      <style:text-properties fo:font-variant="normal" fo:text-transform="none" fo:color="#373a3c" style:font-name="Arial" fo:font-size="11pt" fo:letter-spacing="normal" fo:font-style="normal" fo:font-weight="normal" officeooo:rsid="0006ff45" style:font-size-asian="11pt" style:font-size-complex="11pt"/>
    </style:style>
    <style:style style:name="T14" style:family="text">
      <style:text-properties fo:font-variant="normal" fo:text-transform="none" fo:color="#373a3c" style:font-name="Arial" fo:font-size="11pt" fo:letter-spacing="normal" fo:font-style="normal" fo:font-weight="normal" officeooo:rsid="00082707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373a3c" style:font-name="Arial" fo:font-size="11pt" fo:letter-spacing="normal" fo:font-style="normal" fo:font-weight="normal" officeooo:rsid="00099331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373a3c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373a3c" style:font-name="Arial" fo:font-size="11pt" fo:letter-spacing="normal" fo:font-style="normal" fo:font-weight="normal" officeooo:rsid="00099331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373a3c" style:font-name="Arial" fo:font-size="13pt" fo:letter-spacing="normal" fo:font-style="normal" fo:font-weight="bold" style:font-size-asian="13pt" style:font-size-complex="13pt"/>
    </style:style>
    <style:style style:name="T19" style:family="text">
      <style:text-properties fo:font-weight="bold" officeooo:rsid="00099331" style:font-weight-asian="bold" style:font-weight-complex="bold"/>
    </style:style>
    <style:style style:name="T20" style:family="text">
      <style:text-properties officeooo:rsid="0006ff45"/>
    </style:style>
    <style:style style:name="T21" style:family="text">
      <style:text-properties fo:font-weight="normal"/>
    </style:style>
    <style:style style:name="T22" style:family="text">
      <style:text-properties fo:font-weight="normal" officeooo:rsid="0006ff45"/>
    </style:style>
    <style:style style:name="T23" style:family="text">
      <style:text-properties fo:font-weight="normal" officeooo:rsid="00099331" style:font-weight-asian="normal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082707" style:font-weight-asian="normal" style:font-weight-complex="normal"/>
    </style:style>
    <style:style style:name="T26" style:family="text">
      <style:text-properties officeooo:rsid="0009202a" style:font-weight-asian="normal" style:font-weight-complex="normal"/>
    </style:style>
    <style:style style:name="T27" style:family="text">
      <style:text-properties officeooo:rsid="0009202a"/>
    </style:style>
    <style:style style:name="T28" style:family="text">
      <style:text-properties officeooo:rsid="000993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8">Ejercicios MySQL</text:span></text:span></text:p>
      <text:p text:style-name="P4">-- Desde S.O.</text:p>
      <text:p text:style-name="P4"/>
      <text:p text:style-name="P5">3. Ejecutar cliente para ver ayuda.</text:p>
      <text:p text:style-name="P6"><text:bookmark text:name="yui_3_17_2_1_1578476951634_33"/>mysql --help</text:p>
      <text:p text:style-name="P5">4. Ejecutar cliente MySQL para ver la versión y salir.</text:p>
      <text:p text:style-name="P7">mysql -V</text:p>
      <text:p text:style-name="P5">5. Ejecutar cliente MySQL como root y pedir password.</text:p>
      <text:p text:style-name="P7"><text:span text:style-name="T27">m</text:span>ysql -u root</text:p>
      <text:p text:style-name="P7"/>
      <text:p text:style-name="P4">-- Ejecutando ya el cliente MySQL</text:p>
      <text:p text:style-name="P5">6. Visualizar ayuda</text:p>
      <text:p text:style-name="P8">mysql&gt; <text:s/>help</text:p>
      <text:p text:style-name="P5">7. Salir.</text:p>
      <text:p text:style-name="P8">mysql &gt; quit</text:p>
      <text:p text:style-name="P2"><text:span text:style-name="T10">8. Ejecutar el script</text:span><text:span text:style-name="Emphasis"><text:span text:style-name="T10">/home/paco/Desktop/prueba.sql</text:span></text:span></text:p>
      <text:p text:style-name="P1"><text:span text:style-name="Emphasis"><text:span text:style-name="T11">.</text:span></text:span><text:span text:style-name="Emphasis"><text:span text:style-name="T12">\</text:span></text:span><text:span text:style-name="Emphasis"><text:span text:style-name="T13">home/paco/Desktop/</text:span></text:span><text:span text:style-name="Emphasis"><text:span text:style-name="T12">prueba.sql</text:span></text:span></text:p>
      <text:p text:style-name="P5">9. Mostrar estado del servidor</text:p>
      <text:p text:style-name="P9">mysql&gt; status</text:p>
      <text:p text:style-name="P1"><text:bookmark text:name="yui_3_17_2_2_1452762935387_570"/><text:span text:style-name="T10">10. Usar una base de datos existente llamada </text:span><text:span text:style-name="Emphasis"><text:span text:style-name="T10">iesprueba</text:span></text:span></text:p>
      <text:p text:style-name="P3"><text:span text:style-name="Emphasis"><text:span text:style-name="T12">mysql&gt; use iesprueba</text:span></text:span></text:p>
      <text:p text:style-name="P5">11. Cambiar el prompt de mysql&gt; por basededatosactual&gt;.</text:p>
      <text:p text:style-name="P10"><text:span text:style-name="T26">m</text:span><text:span text:style-name="T25">ysql&gt; </text:span>prompt <text:span text:style-name="T24">basededatosactual</text:span></text:p>
      <text:p text:style-name="P5">12. Mostrar versión de MySQL.</text:p>
      <text:p text:style-name="P12"><text:span text:style-name="T2">mysql&gt; </text:span><text:span text:style-name="T1">select version();</text:span></text:p>
      <text:p text:style-name="P5">13. Mostrar fecha actual.</text:p>
      <text:p text:style-name="P5"><text:span text:style-name="T22">mysql&gt; </text:span><text:span text:style-name="T21">select curdate();</text:span> </text:p>
      <text:p text:style-name="P5">14. Mostrar el resultado de 34/2.</text:p>
      <text:p text:style-name="P12"><text:bookmark text:name="yui_3_17_2_1_1578501462056_34"/><text:span text:style-name="T4">mysql&gt; </text:span><text:span text:style-name="T3">select </text:span><text:span text:style-name="T4">34/2</text:span><text:span text:style-name="T3">;</text:span></text:p>
      <text:p text:style-name="P5">15. Mostrar fecha y hora actual.</text:p>
      <text:p text:style-name="P5"><text:span text:style-name="T22">mysql&gt; </text:span><text:span text:style-name="T21">select sysdate();</text:span> </text:p>
      <text:p text:style-name="P5">16. Mostrar el usuario.</text:p>
      <text:p text:style-name="P11"><text:span text:style-name="T20">mysql&gt; </text:span>select user();</text:p>
      <text:p text:style-name="P15"><text:soft-page-break/><text:line-break/></text:p>
      <text:p text:style-name="P5">17. Mostrar las bases de datos existentes.</text:p>
      <text:p text:style-name="P13"><text:span text:style-name="T8">m</text:span><text:span text:style-name="T7">ysql&gt; </text:span><text:span text:style-name="T3">show databases;</text:span></text:p>
      <text:p text:style-name="P5">18. Usar la base de datos ejemplo</text:p>
      <text:p text:style-name="P16"><text:bookmark text:name="yui_3_17_2_1_1578501462056_37"/><text:span text:style-name="T14">mysql&gt; </text:span><text:span text:style-name="T15">use</text:span><text:span text:style-name="T16"> </text:span><text:span text:style-name="T17">ejemplo</text:span></text:p>
      <text:p text:style-name="P5">19. Crear la bases de datos libros</text:p>
      <text:p text:style-name="P12"><text:span text:style-name="T7">mysql&gt; </text:span><text:span text:style-name="T6">CREATE TABLE <text:s/></text:span><text:span text:style-name="T7">libros</text:span><text:span text:style-name="T6"> (</text:span><text:span text:style-name="T7">titulo</text:span><text:span text:style-name="T6"> VARCHAR(20), </text:span><text:span text:style-name="T7">escritor</text:span><text:span text:style-name="T6"> VARCHAR(20), </text:span><text:span text:style-name="T7">editorial</text:span><text:span text:style-name="T6"> VARCHAR(20), <text:s/></text:span><text:span text:style-name="T7">añopublicacion</text:span><text:span text:style-name="T6"> DATE); </text:span></text:p>
      <text:p text:style-name="P5">20. Mostrar estructura de la tabla alumno</text:p>
      <text:p text:style-name="P12"><text:bookmark text:name="yui_3_17_2_1_1578501462056_38"/><text:span text:style-name="T5">mysql&gt; </text:span><text:span text:style-name="T3">describe </text:span><text:span text:style-name="T5">alumno</text:span><text:span text:style-name="T3">;</text:span></text:p>
      <text:p text:style-name="P5">22. Mostrar el nombre de la base de datos que se está usando</text:p>
      <text:p text:style-name="P14">mysql&gt; <text:span text:style-name="T23">select database(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times new roman" svg:font-family="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8T10:49:51.091000000</meta:creation-date>
    <dc:date>2020-01-09T15:51:36.245000000</dc:date>
    <meta:editing-duration>PT34M42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42" meta:word-count="194" meta:character-count="1244" meta:non-whitespace-character-count="1085"/>
  </office:meta>
</office:document-meta>
</file>